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10f5" officeooo:paragraph-rsid="000f10f5"/>
    </style:style>
    <style:style style:name="P2" style:family="paragraph" style:parent-style-name="Standard">
      <style:paragraph-properties fo:text-align="justify" style:justify-single-word="false"/>
      <style:text-properties officeooo:rsid="000f10f5" officeooo:paragraph-rsid="00100f48"/>
    </style:style>
    <style:style style:name="P3" style:family="paragraph" style:parent-style-name="Standard">
      <style:paragraph-properties fo:text-align="justify" style:justify-single-word="false"/>
      <style:text-properties officeooo:rsid="000f10f5" officeooo:paragraph-rsid="0010215f"/>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officeooo:rsid="000f10f5" officeooo:paragraph-rsid="000f10f5" style:font-weight-asian="bold" style:font-weight-complex="bold"/>
    </style:style>
    <style:style style:name="P5" style:family="paragraph" style:parent-style-name="Standard">
      <style:paragraph-properties fo:text-align="justify" style:justify-single-word="false"/>
      <style:text-properties officeooo:rsid="000faefb" officeooo:paragraph-rsid="000faefb"/>
    </style:style>
    <style:style style:name="T1" style:family="text">
      <style:text-properties officeooo:rsid="000faefb"/>
    </style:style>
    <style:style style:name="T2" style:family="text">
      <style:text-properties officeooo:rsid="00100f48"/>
    </style:style>
    <style:style style:name="T3" style:family="text">
      <style:text-properties officeooo:rsid="0010215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ANALYSE</text:span> </text:p>
      <text:p text:style-name="P1"/>
      <text:p text:style-name="P1"/>
      <text:p text:style-name="P2"/>
      <text:p text:style-name="P1"><text:s/><text:span text:style-name="T1">I – Présentation du sujet et analyse du contexte :</text:span></text:p>
      <text:p text:style-name="P1"/>
      <text:p text:style-name="P3"><text:tab/><text:span text:style-name="T2">Actuellement il existe peu voire aucun logiciels à jour permettant de calculer des routes réseaux, et encore moins de logiciels représentants la totalité d’un réseau sous forme de graphe orienté mathématique. Notre objectif est d’analyser un réseau ( créé ou importé ) et de simuler des défaillances de celui-ci afin de calculer des routes alternatives ou des cycles pour y pallier. </text:span></text:p>
      <text:p text:style-name="P3"><text:span text:style-name="T3">Évidemment le simple calcul de routes ou cycles ne suffit pas car il y a un grand nombre de choses à prendre en compte tels que le type du routeur : optique ou non, ou encore s’il est capable de multicast ou pas par exemple. </text:span></text:p>
      <text:p text:style-name="P3"><text:span text:style-name="T3"><text:tab/>Pour pouvoir implémenter tout ce dont nous avons besoin nous allons donc étudier ce qui existe actuellement. Ceci implique les logiciels de création de graphe, les langages de programmation et les bibliothèques qu’ils proposent, les algorithmes permettant de calculer des chemins entre deux points … etc.</text:span></text:p>
      <text:p text:style-name="P3"><text:span text:style-name="T3"><text:tab/>Suite à cela nous effectuerons des sélections afin de pouvoir implémenter et concevoir notre projet.</text:span></text:p>
      <text:p text:style-name="P5"><text:tab/></text:p>
      <text:p text:style-name="P5"><text:tab/></text:p>
      <text:p text:style-name="P5"><text:tab/><text:tab/></text:p>
      <text:p text:style-name="P5"><text:tab/></text:p>
      <text:p text:style-name="P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1:58:18.742000174</meta:creation-date>
    <dc:date>2016-11-16T13:00:38.848073045</dc:date>
    <meta:editing-duration>PT4S</meta:editing-duration>
    <meta:editing-cycles>1</meta:editing-cycles>
    <meta:document-statistic meta:table-count="0" meta:image-count="0" meta:object-count="0" meta:page-count="1" meta:paragraph-count="11" meta:word-count="177" meta:character-count="1080" meta:non-whitespace-character-count="895"/>
    <meta:generator>LibreOffice/5.1.3.2$Linux_X86_64 LibreOffice_project/10m0$Build-2</meta:generator>
  </office:meta>
</office:document-meta>
</file>